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5.863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5.863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5.863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officeooo:rsid="000e5ea4" officeooo:paragraph-rsid="000e5ea4"/>
    </style:style>
    <style:style style:name="P2" style:family="paragraph" style:parent-style-name="Text_20_body">
      <style:paragraph-properties fo:text-align="start" style:justify-single-word="false"/>
      <style:text-properties officeooo:rsid="000e5ea4" officeooo:paragraph-rsid="000e5ea4"/>
    </style:style>
    <style:style style:name="P3" style:family="paragraph" style:parent-style-name="Text_20_body">
      <style:text-properties officeooo:paragraph-rsid="00161810"/>
    </style:style>
    <style:style style:name="P4" style:family="paragraph" style:parent-style-name="Text_20_body">
      <style:text-properties officeooo:paragraph-rsid="00174f76"/>
    </style:style>
    <style:style style:name="P5" style:family="paragraph" style:parent-style-name="Text_20_body">
      <style:text-properties officeooo:paragraph-rsid="0019fd0f"/>
    </style:style>
    <style:style style:name="P6" style:family="paragraph" style:parent-style-name="Text_20_body">
      <style:text-properties officeooo:rsid="0021dd08" officeooo:paragraph-rsid="0021dd08"/>
    </style:style>
    <style:style style:name="P7" style:family="paragraph" style:parent-style-name="Text_20_body">
      <style:text-properties officeooo:rsid="00263b33" officeooo:paragraph-rsid="00263b33"/>
    </style:style>
    <style:style style:name="P8" style:family="paragraph" style:parent-style-name="Text_20_body">
      <style:text-properties officeooo:rsid="002da82c" officeooo:paragraph-rsid="002da82c"/>
    </style:style>
    <style:style style:name="P9" style:family="paragraph" style:parent-style-name="Text_20_body">
      <style:text-properties officeooo:rsid="00330931" officeooo:paragraph-rsid="00330931"/>
    </style:style>
    <style:style style:name="P10" style:family="paragraph" style:parent-style-name="Text_20_body">
      <style:text-properties officeooo:rsid="00397c12" officeooo:paragraph-rsid="00397c12"/>
    </style:style>
    <style:style style:name="P11" style:family="paragraph" style:parent-style-name="Text_20_body">
      <style:text-properties officeooo:rsid="003c249d" officeooo:paragraph-rsid="003c249d"/>
    </style:style>
    <style:style style:name="P12" style:family="paragraph" style:parent-style-name="Text_20_body">
      <style:text-properties officeooo:rsid="0041d9e8" officeooo:paragraph-rsid="0041d9e8"/>
    </style:style>
    <style:style style:name="P13" style:family="paragraph" style:parent-style-name="Heading_20_2">
      <style:text-properties officeooo:rsid="00208f5a" officeooo:paragraph-rsid="00208f5a"/>
    </style:style>
    <style:style style:name="P14" style:family="paragraph" style:parent-style-name="Heading_20_2">
      <style:text-properties officeooo:rsid="0022cfd1" officeooo:paragraph-rsid="0022cfd1"/>
    </style:style>
    <style:style style:name="P15" style:family="paragraph" style:parent-style-name="Heading_20_2">
      <style:text-properties officeooo:rsid="0029df5f" officeooo:paragraph-rsid="0029df5f"/>
    </style:style>
    <style:style style:name="P16" style:family="paragraph" style:parent-style-name="Heading_20_2">
      <style:text-properties officeooo:rsid="00316b5f" officeooo:paragraph-rsid="00316b5f"/>
    </style:style>
    <style:style style:name="P17" style:family="paragraph" style:parent-style-name="Heading_20_2">
      <style:text-properties officeooo:rsid="0037c333" officeooo:paragraph-rsid="0037c333"/>
    </style:style>
    <style:style style:name="P18" style:family="paragraph" style:parent-style-name="Heading_20_2">
      <style:text-properties officeooo:rsid="003c2086" officeooo:paragraph-rsid="003c2086"/>
    </style:style>
    <style:style style:name="P19" style:family="paragraph" style:parent-style-name="Heading_20_2">
      <style:text-properties officeooo:rsid="0041d9e8" officeooo:paragraph-rsid="0041d9e8"/>
    </style:style>
    <style:style style:name="P20" style:family="paragraph" style:parent-style-name="Title">
      <style:text-properties officeooo:rsid="000e5ea4" officeooo:paragraph-rsid="000e5ea4"/>
    </style:style>
    <style:style style:name="P21" style:family="paragraph" style:parent-style-name="Contents_20_1">
      <style:paragraph-properties>
        <style:tab-stops>
          <style:tab-stop style:position="17.59cm" style:type="right" style:leader-style="dotted" style:leader-text="."/>
        </style:tab-stops>
      </style:paragraph-properties>
    </style:style>
    <style:style style:name="P22" style:family="paragraph" style:parent-style-name="Table_20_Contents">
      <style:text-properties officeooo:rsid="00191719" officeooo:paragraph-rsid="00191719"/>
    </style:style>
    <style:style style:name="P23" style:family="paragraph" style:parent-style-name="Table_20_Contents">
      <style:text-properties fo:font-weight="bold" officeooo:rsid="00191719" officeooo:paragraph-rsid="00191719" style:font-weight-asian="bold" style:font-weight-complex="bold"/>
    </style:style>
    <style:style style:name="P24" style:family="paragraph" style:parent-style-name="Table_20_Contents">
      <style:text-properties officeooo:rsid="0028444d" officeooo:paragraph-rsid="0028444d"/>
    </style:style>
    <style:style style:name="P25" style:family="paragraph" style:parent-style-name="Table_20_Contents">
      <style:text-properties officeooo:rsid="0030649a" officeooo:paragraph-rsid="0030649a"/>
    </style:style>
    <style:style style:name="P26" style:family="paragraph" style:parent-style-name="Table_20_Contents">
      <style:text-properties officeooo:rsid="0036797f" officeooo:paragraph-rsid="0036797f"/>
    </style:style>
    <style:style style:name="P27" style:family="paragraph" style:parent-style-name="Heading_20_1">
      <style:paragraph-properties fo:break-before="page"/>
      <style:text-properties officeooo:rsid="00208f5a" officeooo:paragraph-rsid="00208f5a"/>
    </style:style>
    <style:style style:name="P28" style:family="paragraph" style:parent-style-name="Heading_20_1">
      <style:text-properties officeooo:rsid="0015bfc3" officeooo:paragraph-rsid="0015bfc3"/>
    </style:style>
    <style:style style:name="P29" style:family="paragraph" style:parent-style-name="Heading_20_1">
      <style:text-properties officeooo:rsid="0019fd0f" officeooo:paragraph-rsid="0019fd0f"/>
    </style:style>
    <style:style style:name="P30" style:family="paragraph" style:parent-style-name="Contents_20_Heading">
      <style:paragraph-properties fo:break-before="page"/>
    </style:style>
    <style:style style:name="P31"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officeooo:rsid="00161810"/>
    </style:style>
    <style:style style:name="T2" style:family="text">
      <style:text-properties officeooo:rsid="00191719"/>
    </style:style>
    <style:style style:name="T3" style:family="text">
      <style:text-properties officeooo:rsid="00197303"/>
    </style:style>
    <style:style style:name="T4" style:family="text">
      <style:text-properties officeooo:rsid="001bdf15"/>
    </style:style>
    <style:style style:name="T5" style:family="text">
      <style:text-properties officeooo:rsid="001d02eb"/>
    </style:style>
    <style:style style:name="T6" style:family="text">
      <style:text-properties fo:font-style="italic" style:font-style-asian="italic" style:font-style-complex="italic"/>
    </style:style>
    <style:style style:name="T7" style:family="text">
      <style:text-properties fo:font-style="italic" officeooo:rsid="003e4c69" style:font-style-asian="italic" style:font-style-complex="italic"/>
    </style:style>
    <style:style style:name="T8" style:family="text">
      <style:text-properties fo:font-style="italic" officeooo:rsid="00531b03" style:font-style-asian="italic" style:font-style-complex="italic"/>
    </style:style>
    <style:style style:name="T9" style:family="text">
      <style:text-properties officeooo:rsid="004060f6"/>
    </style:style>
    <style:style style:name="T10" style:family="text">
      <style:text-properties officeooo:rsid="00407311"/>
    </style:style>
    <style:style style:name="T11" style:family="text">
      <style:text-properties officeooo:rsid="004873bf"/>
    </style:style>
    <style:style style:name="T12" style:family="text">
      <style:text-properties officeooo:rsid="004e79af"/>
    </style:style>
    <style:style style:name="T13" style:family="text">
      <style:text-properties officeooo:rsid="00531b03"/>
    </style:style>
    <style:style style:name="T14" style:family="text">
      <style:text-properties officeooo:rsid="0057a2c4"/>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Haanrad Technical Analysis</text:p>
      <text:p text:style-name="P1">Ben Soer</text:p>
      <text:p text:style-name="P1">A00843110</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Table of Contents</text:p>
          </text:index-title>
          <text:p text:style-name="P21"><text:a xlink:type="simple" xlink:href="#__RefHeading___Toc112_915076934" text:style-name="Index_20_Link" text:visited-style-name="Index_20_Link">Functionality<text:tab/>3</text:a></text:p>
          <text:p text:style-name="P31"><text:a xlink:type="simple" xlink:href="#__RefHeading___Toc114_915076934" text:style-name="Index_20_Link" text:visited-style-name="Index_20_Link">Dynamic Password Generation<text:tab/>3</text:a></text:p>
          <text:p text:style-name="P31"><text:a xlink:type="simple" xlink:href="#__RefHeading___Toc116_915076934" text:style-name="Index_20_Link" text:visited-style-name="Index_20_Link">Password Based TLS Authentications &amp; Header Authentication<text:tab/>3</text:a></text:p>
          <text:p text:style-name="P31"><text:a xlink:type="simple" xlink:href="#__RefHeading___Toc118_915076934" text:style-name="Index_20_Link" text:visited-style-name="Index_20_Link">Password Based Data Encryption<text:tab/>3</text:a></text:p>
          <text:p text:style-name="P31"><text:a xlink:type="simple" xlink:href="#__RefHeading___Toc120_915076934" text:style-name="Index_20_Link" text:visited-style-name="Index_20_Link">Packet Specific Payload Hiding<text:tab/>4</text:a></text:p>
          <text:p text:style-name="P31"><text:a xlink:type="simple" xlink:href="#__RefHeading___Toc122_915076934" text:style-name="Index_20_Link" text:visited-style-name="Index_20_Link">Popular Process Masking<text:tab/>4</text:a></text:p>
          <text:p text:style-name="P31"><text:a xlink:type="simple" xlink:href="#__RefHeading___Toc124_915076934" text:style-name="Index_20_Link" text:visited-style-name="Index_20_Link">File Event And File Synchronization<text:tab/>4</text:a></text:p>
          <text:p text:style-name="P31"><text:a xlink:type="simple" xlink:href="#__RefHeading___Toc126_915076934" text:style-name="Index_20_Link" text:visited-style-name="Index_20_Link">Pseudo-Shell Functionality<text:tab/>4</text:a></text:p>
          <text:p text:style-name="P21"><text:a xlink:type="simple" xlink:href="#__RefHeading___Toc106_915076934" text:style-name="Index_20_Link" text:visited-style-name="Index_20_Link">Protocol Design<text:tab/>5</text:a></text:p>
          <text:p text:style-name="P21"><text:a xlink:type="simple" xlink:href="#__RefHeading___Toc108_915076934" text:style-name="Index_20_Link" text:visited-style-name="Index_20_Link">Packet Design<text:tab/>5</text:a></text:p>
          <text:p text:style-name="P21"><text:a xlink:type="simple" xlink:href="#__RefHeading___Toc110_915076934" text:style-name="Index_20_Link" text:visited-style-name="Index_20_Link">Detection<text:tab/>6</text:a></text:p>
        </text:index-body>
      </text:table-of-content>
      <text:p text:style-name="P2"/>
      <text:h text:style-name="P27" text:outline-level="1"><text:bookmark-start text:name="__RefHeading___Toc112_915076934"/>Functionality<text:bookmark-end text:name="__RefHeading___Toc112_915076934"/></text:h>
      <text:h text:style-name="P13" text:outline-level="2"><text:bookmark-start text:name="__RefHeading___Toc114_915076934"/>Dynamic Password Generation<text:bookmark-end text:name="__RefHeading___Toc114_915076934"/></text:h>
      <text:p text:style-name="P6"><text:tab/>When Haanrad first initiates, it starts in <text:span text:style-name="T6">STARTUP</text:span> mode. In this mode, Haanrad only listens for DNS requests leaving the system. Upon finding a DNS request packet, Haanrad parses out the first domain in the <text:span text:style-name="T6">QUESTION</text:span> section of the DNS header, converts it to a dot notation domain ASCII string and then sends a copy of the packet back to the client. Haanrad only executes this procedure once, thus the client must be previously ready before Haanrad begins execution on the target machine. After sending the packet, Haanrad switches to <text:span text:style-name="T6">FULL FUNCTIONALITY</text:span> mode and proceeds to fully operate as a backdoor / ex-filtration system.</text:p>
      <text:h text:style-name="P14" text:outline-level="2"><text:bookmark-start text:name="__RefHeading___Toc116_915076934"/>Password Based TLS Authentications &amp; Header Authentication<text:bookmark-end text:name="__RefHeading___Toc116_915076934"/></text:h>
      <text:p text:style-name="P7"><text:tab/>Passwords are sent along with every TLS packet to authenticate with Haanrad and with the client system. For DNS, TCP and UDP packets, specific flags in the TCP, UDP and IP headers are set to identify Haanrad packets. The flags are set as follows:</text:p>
      <table:table table:name="Table2" table:style-name="Table2">
        <table:table-column table:style-name="Table2.A" table:number-columns-repeated="3"/>
        <table:table-row>
          <table:table-cell table:style-name="Table2.A1" office:value-type="string">
            <text:p text:style-name="P24">Protocol</text:p>
          </table:table-cell>
          <table:table-cell table:style-name="Table2.A1" office:value-type="string">
            <text:p text:style-name="P24">Header</text:p>
          </table:table-cell>
          <table:table-cell table:style-name="Table2.C1" office:value-type="string">
            <text:p text:style-name="P24">Value</text:p>
          </table:table-cell>
        </table:table-row>
        <table:table-row>
          <table:table-cell table:style-name="Table2.A2" office:value-type="string">
            <text:p text:style-name="P24">TLS</text:p>
          </table:table-cell>
          <table:table-cell table:style-name="Table2.A2" office:value-type="string">
            <text:p text:style-name="P24">None</text:p>
          </table:table-cell>
          <table:table-cell table:style-name="Table2.C2" office:value-type="string">
            <text:p text:style-name="P24">Password in Payload</text:p>
          </table:table-cell>
        </table:table-row>
        <table:table-row>
          <table:table-cell table:style-name="Table2.A2" office:value-type="string">
            <text:p text:style-name="P24">DNS</text:p>
          </table:table-cell>
          <table:table-cell table:style-name="Table2.A2" office:value-type="string">
            <text:p text:style-name="P24">DNS Z Bit</text:p>
          </table:table-cell>
          <table:table-cell table:style-name="Table2.C2" office:value-type="string">
            <text:p text:style-name="P24">1</text:p>
          </table:table-cell>
        </table:table-row>
        <table:table-row>
          <table:table-cell table:style-name="Table2.A2" office:value-type="string">
            <text:p text:style-name="P24">TCP</text:p>
          </table:table-cell>
          <table:table-cell table:style-name="Table2.A2" office:value-type="string">
            <text:p text:style-name="P24">TCP RES 1 Bit</text:p>
          </table:table-cell>
          <table:table-cell table:style-name="Table2.C2" office:value-type="string">
            <text:p text:style-name="P24">1</text:p>
          </table:table-cell>
        </table:table-row>
        <table:table-row>
          <table:table-cell table:style-name="Table2.A2" office:value-type="string">
            <text:p text:style-name="P24">UDP</text:p>
          </table:table-cell>
          <table:table-cell table:style-name="Table2.A2" office:value-type="string">
            <text:p text:style-name="P24">IP TOS Bit</text:p>
          </table:table-cell>
          <table:table-cell table:style-name="Table2.C2" office:value-type="string">
            <text:p text:style-name="P24">1</text:p>
          </table:table-cell>
        </table:table-row>
      </table:table>
      <text:p text:style-name="P7"/>
      <text:h text:style-name="P15" text:outline-level="2"><text:bookmark-start text:name="__RefHeading___Toc118_915076934"/>Password Based Data Encryption<text:bookmark-end text:name="__RefHeading___Toc118_915076934"/></text:h>
      <text:p text:style-name="P8"><text:tab/>Upon acquiring the password from the network. All data sent to and from Haanrad is expected to be encrypted with the password, ontop of provide authentication as stated previously. In this implementation, Haanrad encrypts all data transferred with a CaesarCipher and uses the password length as part of or entirely the offset value. The encryption methods are as follows:</text:p>
      <table:table table:name="Table3" table:style-name="Table3">
        <table:table-column table:style-name="Table3.A" table:number-columns-repeated="3"/>
        <table:table-row>
          <table:table-cell table:style-name="Table3.A1" office:value-type="string">
            <text:p text:style-name="P25">Protocol</text:p>
          </table:table-cell>
          <table:table-cell table:style-name="Table3.A1" office:value-type="string">
            <text:p text:style-name="P25">Encryption</text:p>
          </table:table-cell>
          <table:table-cell table:style-name="Table3.C1" office:value-type="string">
            <text:p text:style-name="P25">Offset Calculation</text:p>
          </table:table-cell>
        </table:table-row>
        <table:table-row>
          <table:table-cell table:style-name="Table3.A2" office:value-type="string">
            <text:p text:style-name="P25">TLS</text:p>
          </table:table-cell>
          <table:table-cell table:style-name="Table3.A2" office:value-type="string">
            <text:p text:style-name="P25">Caesar Cipher</text:p>
          </table:table-cell>
          <table:table-cell table:style-name="Table3.C2" office:value-type="string">
            <text:p text:style-name="P25">Password Length</text:p>
          </table:table-cell>
        </table:table-row>
        <table:table-row>
          <table:table-cell table:style-name="Table3.A2" office:value-type="string">
            <text:p text:style-name="P25">DNS</text:p>
          </table:table-cell>
          <table:table-cell table:style-name="Table3.A2" office:value-type="string">
            <text:p text:style-name="P25">Caesar Cipher</text:p>
          </table:table-cell>
          <table:table-cell table:style-name="Table3.C2" office:value-type="string">
            <text:p text:style-name="P25">Password Length</text:p>
          </table:table-cell>
        </table:table-row>
        <table:table-row>
          <table:table-cell table:style-name="Table3.A2" office:value-type="string">
            <text:p text:style-name="P25">TCP</text:p>
          </table:table-cell>
          <table:table-cell table:style-name="Table3.A2" office:value-type="string">
            <text:p text:style-name="P25">Caesar Cipher</text:p>
          </table:table-cell>
          <table:table-cell table:style-name="Table3.C2" office:value-type="string">
            <text:p text:style-name="P25">Password Length</text:p>
          </table:table-cell>
        </table:table-row>
        <table:table-row>
          <table:table-cell table:style-name="Table3.A2" office:value-type="string">
            <text:p text:style-name="P25">UDP</text:p>
          </table:table-cell>
          <table:table-cell table:style-name="Table3.A2" office:value-type="string">
            <text:p text:style-name="P25">Caesar Cipher</text:p>
          </table:table-cell>
          <table:table-cell table:style-name="Table3.C2" office:value-type="string">
            <text:p text:style-name="P25">Password Length + Destination Port Value</text:p>
          </table:table-cell>
        </table:table-row>
      </table:table>
      <text:p text:style-name="P8"/>
      <text:h text:style-name="P16" text:outline-level="2"><text:bookmark-start text:name="__RefHeading___Toc120_915076934"/><text:soft-page-break/>Packet Specific Payload Hiding<text:bookmark-end text:name="__RefHeading___Toc120_915076934"/></text:h>
      <text:p text:style-name="P9"><text:tab/>All payloads are covertly transferred between the client and Haanrad. Depending on the type of packet used though, specifies the location of where the payload is stored and how much data can be transferred in each packet. The client always sends TLS packets when communicating with Haanrad so as to ensure the highest reliability in communication to Haanrad. This is because the TLS packets can carry the largest payload of 35 bytes and are the only packet type that transports its payload in the body of the packet. The breakdown of TLS and all the other protocols supported are as follows:</text:p>
      <table:table table:name="Table4" table:style-name="Table4">
        <table:table-column table:style-name="Table4.A" table:number-columns-repeated="3"/>
        <table:table-row>
          <table:table-cell table:style-name="Table4.A1" office:value-type="string">
            <text:p text:style-name="P26">Protocol</text:p>
          </table:table-cell>
          <table:table-cell table:style-name="Table4.A1" office:value-type="string">
            <text:p text:style-name="P26">Payload Location</text:p>
          </table:table-cell>
          <table:table-cell table:style-name="Table4.C1" office:value-type="string">
            <text:p text:style-name="P26">Payload Max Size</text:p>
          </table:table-cell>
        </table:table-row>
        <table:table-row>
          <table:table-cell table:style-name="Table4.A2" office:value-type="string">
            <text:p text:style-name="P26">TLS</text:p>
          </table:table-cell>
          <table:table-cell table:style-name="Table4.A2" office:value-type="string">
            <text:p text:style-name="P26">Application Layer Payload</text:p>
          </table:table-cell>
          <table:table-cell table:style-name="Table4.C2" office:value-type="string">
            <text:p text:style-name="P26">35 bytes</text:p>
          </table:table-cell>
        </table:table-row>
        <table:table-row>
          <table:table-cell table:style-name="Table4.A2" office:value-type="string">
            <text:p text:style-name="P26">DNS</text:p>
          </table:table-cell>
          <table:table-cell table:style-name="Table4.A2" office:value-type="string">
            <text:p text:style-name="P26">DNS ID Header</text:p>
          </table:table-cell>
          <table:table-cell table:style-name="Table4.C2" office:value-type="string">
            <text:p text:style-name="P26">2 bytes</text:p>
          </table:table-cell>
        </table:table-row>
        <table:table-row>
          <table:table-cell table:style-name="Table4.A2" office:value-type="string">
            <text:p text:style-name="P26">TCP</text:p>
          </table:table-cell>
          <table:table-cell table:style-name="Table4.A2" office:value-type="string">
            <text:p text:style-name="P26">TCP Sequence Number Byte 3 <text:s/>&amp; 4</text:p>
          </table:table-cell>
          <table:table-cell table:style-name="Table4.C2" office:value-type="string">
            <text:p text:style-name="P26">2 bytes</text:p>
          </table:table-cell>
        </table:table-row>
        <table:table-row>
          <table:table-cell table:style-name="Table4.A2" office:value-type="string">
            <text:p text:style-name="P26">UDP</text:p>
          </table:table-cell>
          <table:table-cell table:style-name="Table4.A2" office:value-type="string">
            <text:p text:style-name="P26">UDP Source Port Byte 2</text:p>
          </table:table-cell>
          <table:table-cell table:style-name="Table4.C2" office:value-type="string">
            <text:p text:style-name="P26">1 byte</text:p>
          </table:table-cell>
        </table:table-row>
      </table:table>
      <text:p text:style-name="P9"/>
      <text:h text:style-name="P17" text:outline-level="2"><text:bookmark-start text:name="__RefHeading___Toc122_915076934"/>Popular Process Masking<text:bookmark-end text:name="__RefHeading___Toc122_915076934"/></text:h>
      <text:p text:style-name="P10"><text:tab/>Haanrad upon start up will immediately rename itself so as to be disguised as another process during execution. Periodically throughout Haanrads execution, it will also rename itself again. Haanrad picks its names by scanning all process names on the system and then tallies them together to determine the most popular name. It then will rename itself to that processes name to look the least suspicious on the victim machine. This functionality is meant to exploit the commonality of many users having numerous internet browsers open, making it look unsuspicious when multiple show up with <text:span text:style-name="T7">ps</text:span> or system monitor</text:p>
      <text:h text:style-name="P18" text:outline-level="2"><text:bookmark-start text:name="__RefHeading___Toc124_915076934"/>File Event And File Synchronization<text:bookmark-end text:name="__RefHeading___Toc124_915076934"/></text:h>
      <text:p text:style-name="P11"><text:tab/>When operating the <text:span text:style-name="T10">ex-filtration</text:span> functions, Haanrad supports two options: File Event Listening, and File Synchronization. File Event Listening will simply listen in a directory for any changes. Whenever a change in the directory does occur, a message will be sent back to the client that it has <text:span text:style-name="T10">happened.</text:span> During File Synchronization, whenever an event occurs on a file, Haanrad will read the file and transfer its contents to the client. From here the client is designed to emulate the directory Haanrad is hosted on within a local <text:span text:style-name="T6">./sync</text:span> folder, maintained by the client. This allows the user to view the files local<text:span text:style-name="T9">l</text:span>y from this directory, but also in the same directory format, as it can be found on the exploited system.</text:p>
      <text:h text:style-name="P19" text:outline-level="2"><text:bookmark-start text:name="__RefHeading___Toc126_915076934"/>Pseudo-Shell Functionality<text:bookmark-end text:name="__RefHeading___Toc126_915076934"/></text:h>
      <text:p text:style-name="P12"><text:tab/>The pseudo-shell allows the client to interact with a shell on the system Haanrad is hosted on. From here, the user can view system directories and settings from system tools. Haanrad at each command generates a new shell instance, so that no evidence of a command running is visible, after <text:soft-page-break/>each execution. In order to maintain <text:span text:style-name="T13">semi-persistence</text:span> such as working directory, Haanrad uses a "pseudo-shell" implementation. <text:span text:style-name="T13">Specifically</text:span> when entering <text:span text:style-name="T8">cd</text:span> commands, Haanrad will change the working directory variable of itself to emulate that new directory. This allows all future shells to launch in that same directory, emulating the action of a directory change</text:p>
      <text:h text:style-name="P28" text:outline-level="1"><text:bookmark-start text:name="__RefHeading___Toc106_915076934"/>Protocol Design<text:bookmark-end text:name="__RefHeading___Toc106_915076934"/></text:h>
      <text:p text:style-name="P3"><text:tab/><text:span text:style-name="T1">The ex-filtration system (Haanrad) uses a simple, minimalist protocol for transferring data between itself and the client and from the client to Haanrad. Communication is not meant to be highly reliable, and functionality has been put in so that failures can be easily detected and cleaned up by both systems. </text:span></text:p>
      <text:p text:style-name="P3"><text:span text:style-name="T1"><text:tab/>When sending data, Haanrad uses other packets in the network to send its payload back to the client. The client, always sends all of its contents using TCP TLS packets. Its payload is stored in the body of the TLS packet and is designed to hide as a legitimate TLS packet. This request may or may not succeed though. The TLS packets have been designed to carry up to 35 bytes of data, which is capable of storing the most likely payloads in Haanrad’s various command options. This minimizes the number of packets needing to be sent in a request, increasing the reliability of delivery. For responses, Haanrad uses packets from the network and covertly sends them depending on their type in various header fields or body if it is a TLS packet. Again this is heavily unreliable, and Haanrad will simply blast out these packets at its configured tick speed, set at initialization. By default this is 100 milliseconds which in practice operates at 1 packet per second or less. This variability is present due to the multi-threaded architecture of Haanrad and its multiple components using the timer system. The client then retreives this data from the network. Upon the user requesting a check for new data, the client will then process any received packets if they were successfully transferred.</text:span></text:p>
      <text:h text:style-name="Heading_20_1" text:outline-level="1"><text:bookmark-start text:name="__RefHeading___Toc108_915076934"/>Packet Design<text:bookmark-end text:name="__RefHeading___Toc108_915076934"/></text:h>
      <text:p text:style-name="P4"><text:tab/><text:span text:style-name="T2">The Haanrad ex-filtration system and client use a custom packet design which is cutup into the headers or payloads of the packets sent by each system. Each packet starts and ends with a custom header, identifying the “HAAN” packet. The header “{HAAN” identifies the beginning of the packet, and the footer “HAAN}” identifies the ending of the packet. After the header is a packet type byte which identifies and gives context to the payload that follows the 8 bites in the HAAN packet. The currently implemented codes are as follows:</text:span></text:p>
      <table:table table:name="Table1" table:style-name="Table1">
        <table:table-column table:style-name="Table1.A" table:number-columns-repeated="3"/>
        <table:table-row>
          <table:table-cell table:style-name="Table1.A1" office:value-type="string">
            <text:p text:style-name="P23">Bit Value</text:p>
          </table:table-cell>
          <table:table-cell table:style-name="Table1.A1" office:value-type="string">
            <text:p text:style-name="P23">Command Name</text:p>
          </table:table-cell>
          <table:table-cell table:style-name="Table1.C1" office:value-type="string">
            <text:p text:style-name="P23">Purpose</text:p>
          </table:table-cell>
        </table:table-row>
        <table:table-row>
          <table:table-cell table:style-name="Table1.A2" office:value-type="string">
            <text:p text:style-name="P22">00000000</text:p>
          </table:table-cell>
          <table:table-cell table:style-name="Table1.A2" office:value-type="string">
            <text:p text:style-name="P22">DUD</text:p>
          </table:table-cell>
          <table:table-cell table:style-name="Table1.C2" office:value-type="string">
            <text:p text:style-name="P22">Does Nothing. An Echo/Debug Packet</text:p>
          </table:table-cell>
        </table:table-row>
        <table:table-row>
          <table:table-cell table:style-name="Table1.A2" office:value-type="string">
            <text:p text:style-name="P22">00000001</text:p>
          </table:table-cell>
          <table:table-cell table:style-name="Table1.A2" office:value-type="string">
            <text:p text:style-name="P22">CMD</text:p>
          </table:table-cell>
          <table:table-cell table:style-name="Table1.C2" office:value-type="string">
            <text:p text:style-name="P22">Execute payload in a shell</text:p>
          </table:table-cell>
        </table:table-row>
        <table:table-row>
          <table:table-cell table:style-name="Table1.A2" office:value-type="string">
            <text:p text:style-name="P22">00000010</text:p>
          </table:table-cell>
          <table:table-cell table:style-name="Table1.A2" office:value-type="string">
            <text:p text:style-name="P22">FILE</text:p>
          </table:table-cell>
          <table:table-cell table:style-name="Table1.C2" office:value-type="string">
            <text:p text:style-name="P22">Create listener for path in data. If a listen for the path already exists, remove it</text:p>
          </table:table-cell>
        </table:table-row>
        <text:soft-page-break/>
        <table:table-row>
          <table:table-cell table:style-name="Table1.A2" office:value-type="string">
            <text:p text:style-name="P22">11111110</text:p>
          </table:table-cell>
          <table:table-cell table:style-name="Table1.A2" office:value-type="string">
            <text:p text:style-name="P22">CMDANSWER</text:p>
          </table:table-cell>
          <table:table-cell table:style-name="Table1.C2" office:value-type="string">
            <text:p text:style-name="P22">Payload contains response to a CMD packet</text:p>
          </table:table-cell>
        </table:table-row>
        <table:table-row>
          <table:table-cell table:style-name="Table1.A2" office:value-type="string">
            <text:p text:style-name="P22">11111101</text:p>
          </table:table-cell>
          <table:table-cell table:style-name="Table1.A2" office:value-type="string">
            <text:p text:style-name="P22">FILEANSWER</text:p>
          </table:table-cell>
          <table:table-cell table:style-name="Table1.C2" office:value-type="string">
            <text:p text:style-name="P22">Response to a create or remove listener FILE command. Also is a response to a file event. A file event using this command type will not contain file data. Only meta</text:p>
          </table:table-cell>
        </table:table-row>
        <table:table-row>
          <table:table-cell table:style-name="Table1.A2" office:value-type="string">
            <text:p text:style-name="P22">00000011</text:p>
          </table:table-cell>
          <table:table-cell table:style-name="Table1.A2" office:value-type="string">
            <text:p text:style-name="P22">FILEDWNLD</text:p>
          </table:table-cell>
          <table:table-cell table:style-name="Table1.C2" office:value-type="string">
            <text:p text:style-name="P22">Payload contains raw file download information event. Meta information was sent before this in a FILEANSWER packet</text:p>
          </table:table-cell>
        </table:table-row>
        <table:table-row>
          <table:table-cell table:style-name="Table1.A2" office:value-type="string">
            <text:p text:style-name="P22">00000101</text:p>
          </table:table-cell>
          <table:table-cell table:style-name="Table1.A2" office:value-type="string">
            <text:p text:style-name="P22">FILESYNC</text:p>
          </table:table-cell>
          <table:table-cell table:style-name="Table1.C2" office:value-type="string">
            <text:p text:style-name="P22">Create a <text:span text:style-name="T3">sync </text:span>listener for path in data. If the <text:span text:style-name="T3">sync </text:span>listener for the path already exists, remove it. This listener is to sync the files it gets events for. File events will trigger a sync event which will download the file to the client</text:p>
          </table:table-cell>
        </table:table-row>
      </table:table>
      <text:p text:style-name="P4"/>
      <text:p text:style-name="P4"><text:tab/><text:span text:style-name="T11">Following the packet type byte, is then the corresponding payload. “HAAN” packets do not enforce a max length, so any data of any length can be stored within this single packet. When transferred this packet is then cutup and reassembled on the other system. From here the client or haanrad and properly parse the packet and retrieve the required information in order to act on the included data. The identification of the footer label “HAAN}” is then used to identify the end of the packet.</text:span></text:p>
      <text:p text:style-name="P4"><text:tab/><text:span text:style-name="T12">For TLS packets, the authentication password is included in the payload, in the same location as the “HAAN” packet. In this instance, the password precedes the “{HAAN” header in the payload. This password is sent in every TLS packet and is stripped out of the payload before the “HAAN” packet payload is parsed.</text:span></text:p>
      <text:h text:style-name="P29" text:outline-level="1"><text:bookmark-start text:name="__RefHeading___Toc110_915076934"/>Detection<text:bookmark-end text:name="__RefHeading___Toc110_915076934"/></text:h>
      <text:p text:style-name="P5"><text:tab/><text:span text:style-name="T4">For network administrators and security analysts, Haanrad presents an interesting challenge in its detection. Haanrad sends all of its data using packets from the network, and thus blends in with the flowing network traffic. Additionally, Haanrad picks its masking name based on the currently running processes on the victim machine. Haanrad will name itself with one of the most popular systems and then periodically will reevaluate and rename if necessary.</text:span></text:p>
      <text:p text:style-name="P5"><text:tab/><text:span text:style-name="T5">With this though, an effort to detect Haanrad would be best noticed by its resource usage. Haanrad is not very lightweight due to the use of libpcap and its multi-threaded architecture. In total, Haanrad operates with 4 threads running in parallel, using up substantial CPU resources. Additionally, </text:span><text:soft-page-break/><text:span text:style-name="T5">if not configured correctly, Haanrad will blast all of its data out, causing large spikes in network activity. A second location to identify Haanrad in the network, is the presence of duplicate packets. Since Haanrad physically copies and tweaks existing packets, much of the original packet information is still present. Analysts who observe network traffic can find a pattern of duplicate packets within relative closeness to eachother. An analyst would be able to observe the duplicate packets being sent to the same IP address and thus identifiable as suspicious or malicious activity.</text:span></text:p>
      <text:p text:style-name="P5"><text:tab/><text:span text:style-name="T5">In order to terminate Haanrad from operating on a victim machine, restarting the target computer is the simplest solution. Haanrad does not possess any implementation to revive itself upon restarting. Alternatively, Haanrad can also be terminated from console by searching through the process lists. During high activity, Haanrad will likely sit high on the list due to libpcap. This method would require more caution as Haanrad will rename itself periodically, and thus could confuse the administrator in which process is the ex-filtrator.</text:span></text:p>
      <text:p text:style-name="P5"><text:tab/><text:span text:style-name="T14">To avoid a Haanrad ex-filtration system from being installed in your network, keeping track of contents entering and leaving the office or network is the main solution. Haanrad needs to be manually compiled on the victim machine and requires a number of non-standard libraries in its compilation. This requires manual intervention and likely will be installed via someone physically operating the machine. Haanrad also cannot quickly be installed due to these requirements, and thus is not likely to be installed via a USB or automated trigger. Detection of a Haanrad system in your network is likely a sign members of staff are committing forms of espionage or making a thoughtout intentional effort to damage the netw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 Soer</meta:initial-creator>
    <meta:creation-date>2016-11-29T19:16:04.542153653</meta:creation-date>
    <meta:generator>LibreOffice/5.1.6.2.0$Linux_X86_64 LibreOffice_project/10$Build-2</meta:generator>
    <dc:date>2016-11-29T20:47:12.121859593</dc:date>
    <dc:creator>Ben Soer</dc:creator>
    <meta:editing-duration>PT1H30M41S</meta:editing-duration>
    <meta:editing-cycles>63</meta:editing-cycles>
    <meta:document-statistic meta:table-count="4" meta:image-count="0" meta:object-count="0" meta:page-count="7" meta:paragraph-count="111" meta:word-count="1857" meta:character-count="11298" meta:non-whitespace-character-count="9534"/>
  </office:meta>
</office:document-meta>
</file>